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7.544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svg:stroke-color="#3465a4" draw:fill-color="#999999" draw:textarea-horizontal-align="justify" draw:textarea-vertical-align="middle" draw:auto-grow-height="false" fo:min-height="18.8cm" fo:min-width="24.9cm"/>
    </style:style>
    <style:style style:name="gr5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22.688cm" fo:min-width="30.488cm"/>
    </style:style>
    <style:style style:name="gr6" style:family="graphic" style:parent-style-name="standard">
      <style:graphic-properties svg:stroke-color="#000000" draw:fill-color="#ffffff" draw:textarea-horizontal-align="left" draw:textarea-vertical-align="top" draw:auto-grow-height="false" fo:min-height="3.814cm" fo:min-width="6.64cm"/>
    </style:style>
    <style:style style:name="gr7" style:family="graphic" style:parent-style-name="standard">
      <style:graphic-properties svg:stroke-color="#000000" draw:fill-color="#a33e03" draw:textarea-horizontal-align="justify" draw:textarea-vertical-align="middle" draw:auto-grow-height="false" fo:min-height="0.448cm" fo:min-width="27.228cm"/>
    </style:style>
    <style:style style:name="gr8" style:family="graphic" style:parent-style-name="standard">
      <style:graphic-properties svg:stroke-color="#000000" draw:fill-color="#f2cbf8" draw:textarea-horizontal-align="justify" draw:textarea-vertical-align="middle" draw:auto-grow-height="false" fo:min-height="0.766cm" fo:min-width="1.786cm"/>
    </style:style>
    <style:style style:name="gr9" style:family="graphic" style:parent-style-name="standard">
      <style:graphic-properties svg:stroke-color="#000000" draw:fill-color="#fde9a9" draw:textarea-horizontal-align="justify" draw:textarea-vertical-align="middle" draw:auto-grow-height="false" fo:min-height="0.766cm" fo:min-width="1.786cm"/>
    </style:style>
    <style:style style:name="gr10" style:family="graphic" style:parent-style-name="standard">
      <style:graphic-properties svg:stroke-color="#000000" draw:fill-color="#dc85e9" draw:textarea-horizontal-align="justify" draw:textarea-vertical-align="middle" draw:auto-grow-height="false" fo:min-height="0.766cm" fo:min-width="1.786cm"/>
    </style:style>
    <style:style style:name="gr11" style:family="graphic" style:parent-style-name="standard">
      <style:graphic-properties svg:stroke-color="#000000" draw:fill-color="#8e03a3" draw:textarea-horizontal-align="justify" draw:textarea-vertical-align="middle" draw:auto-grow-height="false" fo:min-height="0.766cm" fo:min-width="1.786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000000" draw:fill-color="#ccf4c6" draw:textarea-horizontal-align="justify" draw:textarea-vertical-align="middle" draw:auto-grow-height="false" fo:min-height="0.745cm" fo:min-width="2.295cm"/>
    </style:style>
    <style:style style:name="gr14" style:family="graphic" style:parent-style-name="standard">
      <style:graphic-properties svg:stroke-color="#000000" draw:fill-color="#92e285" draw:textarea-horizontal-align="justify" draw:textarea-vertical-align="middle" draw:auto-grow-height="false" fo:min-height="0.765cm" fo:min-width="2.295cm"/>
    </style:style>
    <style:style style:name="gr15" style:family="graphic" style:parent-style-name="standard">
      <style:graphic-properties svg:stroke-color="#000000" draw:fill-color="#18a303" draw:textarea-horizontal-align="justify" draw:textarea-vertical-align="middle" draw:auto-grow-height="false" fo:min-height="0.765cm" fo:min-width="2.32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766cm" fo:min-width="1.786cm"/>
    </style:style>
    <style:style style:name="gr18" style:family="graphic" style:parent-style-name="standard">
      <style:graphic-properties svg:stroke-color="#000000" draw:fill-color="#f5cd53" draw:textarea-horizontal-align="justify" draw:textarea-vertical-align="top" draw:auto-grow-height="false" fo:min-height="2.544cm" fo:min-width="3.056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808080" draw:fill-color="#fde9a9" draw:textarea-horizontal-align="justify" draw:textarea-vertical-align="middle" draw:auto-grow-height="false" fo:min-height="0.766cm" fo:min-width="1.786cm"/>
    </style:style>
    <style:style style:name="gr21" style:family="graphic" style:parent-style-name="standard">
      <style:graphic-properties svg:stroke-color="#000000" draw:fill-color="#ffffff" draw:textarea-horizontal-align="left" draw:textarea-vertical-align="top" draw:auto-grow-height="false" fo:min-height="7.878cm" fo:min-width="6.132cm"/>
    </style:style>
    <style:style style:name="gr22" style:family="graphic" style:parent-style-name="standard">
      <style:graphic-properties svg:stroke-color="#000000" draw:fill-color="#dc85e9" draw:textarea-horizontal-align="justify" draw:textarea-vertical-align="middle" draw:auto-grow-height="false" fo:min-height="0.766cm" fo:min-width="0.77cm"/>
    </style:style>
    <style:style style:name="gr23" style:family="graphic" style:parent-style-name="standard">
      <style:graphic-properties svg:stroke-color="#000000" draw:fill-color="#fde9a9" draw:textarea-horizontal-align="justify" draw:textarea-vertical-align="middle" draw:auto-grow-height="false" fo:min-height="0.766cm" fo:min-width="0.77cm"/>
    </style:style>
    <style:style style:name="gr24" style:family="graphic" style:parent-style-name="standard">
      <style:graphic-properties svg:stroke-color="#000000" draw:fill-color="#92e285" draw:textarea-horizontal-align="justify" draw:textarea-vertical-align="middle" draw:auto-grow-height="false" fo:min-height="0.766cm" fo:min-width="0.77cm"/>
    </style:style>
    <style:style style:name="gr25" style:family="graphic" style:parent-style-name="standard">
      <style:graphic-properties draw:stroke="none" svg:stroke-color="#000000" draw:fill="none" draw:fill-color="#dc85e9" draw:textarea-horizontal-align="left" draw:textarea-vertical-align="middle" draw:auto-grow-height="false" fo:min-height="0.766cm" fo:min-width="3.818cm"/>
    </style:style>
    <style:style style:name="gr26" style:family="graphic" style:parent-style-name="standard">
      <style:graphic-properties draw:stroke="none" svg:stroke-color="#000000" draw:fill="none" draw:fill-color="#fde9a9" draw:textarea-horizontal-align="left" draw:textarea-vertical-align="middle" draw:auto-grow-height="false" fo:min-height="0.766cm" fo:min-width="3.818cm"/>
    </style:style>
    <style:style style:name="gr27" style:family="graphic" style:parent-style-name="standard">
      <style:graphic-properties draw:stroke="none" svg:stroke-color="#000000" draw:fill="none" draw:fill-color="#92e285" draw:textarea-horizontal-align="left" draw:textarea-vertical-align="middle" draw:auto-grow-height="false" fo:min-height="0.766cm" fo:min-width="3.818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fo:min-height="10.001cm" draw:shadow-color="#808080"/>
    </style:style>
    <style:style style:name="pr4" style:family="presentation" style:parent-style-name="Default-notes">
      <style:graphic-properties draw:fill-color="#ffffff" fo:min-height="10.00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solid" draw:fill-color="#e6e6e6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paragraph-properties fo:text-align="justify"/>
    </style:style>
    <style:style style:name="P12" style:family="paragraph">
      <style:paragraph-properties fo:text-align="center"/>
    </style:style>
    <style:style style:name="P13" style:family="paragraph">
      <loext:graphic-properties draw:fill-color="#a33e03"/>
      <style:paragraph-properties fo:text-align="center"/>
    </style:style>
    <style:style style:name="P14" style:family="paragraph">
      <loext:graphic-properties draw:fill-color="#f2cbf8"/>
      <style:paragraph-properties fo:text-align="center"/>
    </style:style>
    <style:style style:name="P15" style:family="paragraph">
      <loext:graphic-properties draw:fill-color="#fde9a9"/>
      <style:paragraph-properties fo:text-align="center"/>
    </style:style>
    <style:style style:name="P16" style:family="paragraph">
      <loext:graphic-properties draw:fill-color="#dc85e9"/>
      <style:paragraph-properties fo:text-align="center"/>
    </style:style>
    <style:style style:name="P17" style:family="paragraph">
      <loext:graphic-properties draw:fill-color="#8e03a3"/>
      <style:paragraph-properties fo:text-align="center"/>
    </style:style>
    <style:style style:name="P18" style:family="paragraph">
      <loext:graphic-properties draw:fill-color="#ccf4c6"/>
      <style:paragraph-properties fo:text-align="center"/>
    </style:style>
    <style:style style:name="P19" style:family="paragraph">
      <loext:graphic-properties draw:fill-color="#92e285"/>
      <style:paragraph-properties fo:text-align="center"/>
    </style:style>
    <style:style style:name="P20" style:family="paragraph">
      <loext:graphic-properties draw:fill-color="#18a303"/>
      <style:paragraph-properties fo:text-align="center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-color="#f5cd53"/>
      <style:paragraph-properties fo:text-align="center"/>
    </style:style>
    <style:style style:name="P24" style:family="paragraph">
      <loext:graphic-properties draw:fill="none" draw:fill-color="#dc85e9"/>
      <style:paragraph-properties fo:text-align="center"/>
    </style:style>
    <style:style style:name="P25" style:family="paragraph">
      <loext:graphic-properties draw:fill="none" draw:fill-color="#fde9a9"/>
      <style:paragraph-properties fo:text-align="center"/>
    </style:style>
    <style:style style:name="P26" style:family="paragraph">
      <loext:graphic-properties draw:fill="none" draw:fill-color="#92e285"/>
      <style:paragraph-properties fo:text-align="center"/>
    </style:style>
    <style:style style:name="P27" style:family="paragraph">
      <loext:graphic-properties draw:fill-color="#ffffff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font-style="normal" fo:text-shadow="none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Computer Architectures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GRICAD/CIMENT computing infrastructure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placeholder="true" presentation:user-transformed="true">
          <draw:text-box/>
        </draw:frame>
        <draw:custom-shape draw:name="Footer Placeholder 4" draw:style-name="gr1" draw:text-style-name="P4" draw:layer="layout" svg:width="8.044cm" svg:height="1.014cm" svg:x="8.678cm" svg:y="17.657cm">
          <text:list text:style-name="L2">
            <text:list-header>
              <text:p text:style-name="P3"><text:span text:style-name="T2">Florent Chuffart – INSERM/IAB/EpiM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2" draw:layer="layout" svg:width="11.43cm" svg:height="8.573cm" svg:x="3.81cm" svg:y="3.175cm" draw:page-number="1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3" draw:text-style-name="P7" draw:layer="layout" svg:width="8.255cm" svg:height="1.274cm" svg:x="10.791cm" svg:y="24.126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asic Computer Architecture" draw:style-name="dp3" draw:master-page-name="Default" presentation:use-date-time-name="dtd1">
        <office:forms form:automatic-focus="false" form:apply-design-mode="false"/>
        <draw:custom-shape draw:style-name="gr4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0.988cm" svg:height="22.938cm" svg:x="-5.588cm" svg:y="-3.888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1" draw:layer="layout" svg:width="7.14cm" svg:height="4.064cm" svg:x="2.874cm" svg:y="14.37cm">
          <text:p text:style-name="P10"/>
          <text:p text:style-name="P10"/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27.728cm" svg:height="0.698cm" draw:transform="skewX (0.632856386773144) rotate (0.633205452623543) translate (-0.763cm 15.018cm)">
          <text:p text:style-name="P12"><text:span text:style-name="T4">firewall firewall firewall firewall firewall firewall firewall firewall firewall firewall firewall firewall firewall firewall firewall firewall firew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2.286cm" svg:height="1.016cm" svg:x="7.99cm" svg:y="2.645cm">
          <text:p text:style-name="P12">lapt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5" draw:id="id5" draw:layer="layout" svg:width="2.286cm" svg:height="1.016cm" svg:x="15.952cm" svg:y="7.261cm">
          <text:p text:style-name="P12">Dah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xml:id="id2" draw:id="id2" draw:layer="layout" svg:width="2.286cm" svg:height="1.016cm" svg:x="20.832cm" svg:y="4.721cm">
          <text:p text:style-name="P12">Dahu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xml:id="id6" draw:id="id6" draw:layer="layout" svg:width="2.286cm" svg:height="1.016cm" svg:x="20.832cm" svg:y="5.737cm">
          <text:p text:style-name="P12">Dahu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xml:id="id7" draw:id="id7" draw:layer="layout" svg:width="2.286cm" svg:height="1.016cm" svg:x="20.832cm" svg:y="6.753cm">
          <text:p text:style-name="P12">Dahu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xml:id="id8" draw:id="id8" draw:layer="layout" svg:width="2.286cm" svg:height="1.016cm" svg:x="20.832cm" svg:y="8.023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xml:id="id9" draw:id="id9" draw:layer="layout" svg:width="2.286cm" svg:height="1.016cm" svg:x="20.832cm" svg:y="9.293cm">
          <text:p text:style-name="P12">Dahu 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xml:id="id10" draw:id="id10" draw:layer="layout" svg:width="2.286cm" svg:height="1.016cm" svg:x="20.832cm" svg:y="10.563cm">
          <text:p text:style-name="P12">..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layer="layout" draw:line-skew="0.999cm" svg:x1="16.718cm" svg:y1="14.632cm" svg:x2="23.118cm" svg:y2="5.229cm" draw:start-shape="id1" draw:start-glue-point="8" draw:end-shape="id2" draw:end-glue-point="1" svg:d="M16718 14632h7900v-9403h-1500" svg:viewBox="0 0 7901 9404">
          <text:p/>
        </draw:connector>
        <draw:connector draw:style-name="gr12" draw:layer="layout" draw:line-skew="0.491cm" svg:x1="14.586cm" svg:y1="13.732cm" svg:x2="23.118cm" svg:y2="5.229cm" draw:start-shape="id3" draw:start-glue-point="8" draw:end-shape="id2" draw:end-glue-point="1" svg:d="M14586 13732h9524v-8503h-992" svg:viewBox="0 0 9525 8504">
          <text:p/>
        </draw:connector>
        <draw:connector draw:style-name="gr12" draw:layer="layout" draw:line-skew="-0.017cm" svg:x1="12.386cm" svg:y1="12.848cm" svg:x2="23.118cm" svg:y2="5.229cm" draw:start-shape="id4" draw:start-glue-point="8" draw:end-shape="id2" draw:end-glue-point="1" svg:d="M12386 12848h11216v-7619h-484" svg:viewBox="0 0 11217 7620">
          <text:p/>
        </draw:connector>
        <draw:custom-shape draw:style-name="gr13" draw:text-style-name="P18" xml:id="id4" draw:id="id4" draw:layer="layout" svg:width="2.794cm" svg:height="1.59cm" svg:x="9.592cm" svg:y="12.053cm">
          <text:p text:style-name="P12">/hom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9" xml:id="id3" draw:id="id3" draw:layer="layout" svg:width="2.794cm" svg:height="1.622cm" svg:x="11.792cm" svg:y="12.921cm">
          <text:p text:style-name="P12">/summer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0" xml:id="id1" draw:id="id1" draw:layer="layout" svg:width="2.826cm" svg:height="1.622cm" svg:x="13.892cm" svg:y="13.821cm">
          <text:p text:style-name="P12">/bettik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6" draw:text-style-name="P21" draw:layer="layout" svg:x1="23.118cm" svg:y1="6.245cm" svg:x2="24.618cm" svg:y2="6.245cm">
          <text:p/>
        </draw:line>
        <draw:line draw:style-name="gr16" draw:text-style-name="P21" draw:layer="layout" svg:x1="23.118cm" svg:y1="7.245cm" svg:x2="24.618cm" svg:y2="7.245cm">
          <text:p/>
        </draw:line>
        <draw:line draw:style-name="gr16" draw:text-style-name="P21" draw:layer="layout" svg:x1="23.118cm" svg:y1="8.645cm" svg:x2="24.618cm" svg:y2="8.645cm">
          <text:p/>
        </draw:line>
        <draw:line draw:style-name="gr16" draw:text-style-name="P21" draw:layer="layout" svg:x1="23.118cm" svg:y1="9.745cm" svg:x2="24.618cm" svg:y2="9.745cm">
          <text:p/>
        </draw:line>
        <draw:line draw:style-name="gr16" draw:text-style-name="P21" draw:layer="layout" svg:x1="23.118cm" svg:y1="11.045cm" svg:x2="24.618cm" svg:y2="11.045cm">
          <text:p/>
        </draw:line>
        <draw:line draw:style-name="gr16" draw:text-style-name="P21" draw:layer="layout" svg:x1="17.16cm" svg:y1="8.277cm" svg:x2="17.16cm" svg:y2="14.632cm">
          <text:p/>
        </draw:line>
        <draw:custom-shape draw:style-name="gr17" draw:text-style-name="P22" draw:layer="layout" svg:width="2.286cm" svg:height="1.016cm" svg:x="20.16cm" svg:y="13.813cm">
          <text:p text:style-name="P12">beeg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18.76cm" svg:y="12.913cm">
          <text:p text:style-name="P12">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17.66cm" svg:y="12.013cm">
          <text:p text:style-name="P12">N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draw:layer="layout" svg:width="3.556cm" svg:height="2.794cm" svg:x="10.902cm" svg:y="4.385cm">
          <text:p text:style-name="P12">access-ci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1" draw:layer="layout" svg:x1="9cm" svg:y1="3.661cm" svg:x2="15.952cm" svg:y2="7.887cm">
          <text:p/>
        </draw:line>
        <draw:custom-shape draw:style-name="gr20" draw:text-style-name="P15" draw:layer="layout" svg:width="2.286cm" svg:height="1.016cm" svg:x="11.41cm" svg:y="5.147cm">
          <text:p text:style-name="P12">trin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2.286cm" svg:height="1.016cm" svg:x="11.918cm" svg:y="5.909cm">
          <text:p text:style-name="P12">rot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14.26cm" svg:y="6.413cm">
          <text:p text:style-name="P12">S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286cm" svg:height="1.016cm" svg:x="8.56cm" svg:y="4.313cm">
          <text:p text:style-name="P12">SS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21" draw:layer="layout" draw:type="line" svg:x1="18.238cm" svg:y1="7.769cm" svg:x2="20.832cm" svg:y2="5.229cm" draw:start-shape="id5" draw:start-glue-point="1" draw:end-shape="id2" draw:end-glue-point="3" svg:d="M18238 7769l2594-2540" svg:viewBox="0 0 2595 2541">
          <text:p/>
        </draw:connector>
        <draw:connector draw:style-name="gr19" draw:text-style-name="P21" draw:layer="layout" draw:type="line" svg:x1="18.238cm" svg:y1="7.77cm" svg:x2="20.832cm" svg:y2="6.245cm" draw:end-shape="id6" draw:end-glue-point="3" svg:d="M18238 7770l2594-1525" svg:viewBox="0 0 2595 1526">
          <text:p/>
        </draw:connector>
        <draw:connector draw:style-name="gr19" draw:text-style-name="P21" draw:layer="layout" draw:type="line" svg:x1="18.238cm" svg:y1="7.77cm" svg:x2="20.832cm" svg:y2="7.261cm" draw:end-shape="id7" draw:end-glue-point="3" svg:d="M18238 7770l2594-509" svg:viewBox="0 0 2595 510">
          <text:p/>
        </draw:connector>
        <draw:connector draw:style-name="gr19" draw:text-style-name="P21" draw:layer="layout" draw:type="line" svg:x1="18.238cm" svg:y1="7.77cm" svg:x2="20.832cm" svg:y2="8.531cm" draw:end-shape="id8" draw:end-glue-point="3" svg:d="M18238 7770l2594 761" svg:viewBox="0 0 2595 762">
          <text:p/>
        </draw:connector>
        <draw:connector draw:style-name="gr19" draw:text-style-name="P21" draw:layer="layout" draw:type="line" svg:x1="18.238cm" svg:y1="7.77cm" svg:x2="20.832cm" svg:y2="9.801cm" draw:end-shape="id9" draw:end-glue-point="3" svg:d="M18238 7770l2594 2031" svg:viewBox="0 0 2595 2032">
          <text:p/>
        </draw:connector>
        <draw:connector draw:style-name="gr19" draw:text-style-name="P21" draw:layer="layout" draw:type="line" svg:x1="18.238cm" svg:y1="7.77cm" svg:x2="20.832cm" svg:y2="11.071cm" draw:end-shape="id10" draw:end-glue-point="3" svg:d="M18238 7770l2594 3301" svg:viewBox="0 0 2595 3302">
          <text:p/>
        </draw:connector>
        <draw:custom-shape draw:style-name="gr17" draw:text-style-name="P22" draw:layer="layout" svg:width="2.286cm" svg:height="1.016cm" draw:transform="rotate (-0.170518667919845) translate (18.739cm 7.205cm)">
          <text:p text:style-name="P12">O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6.632cm" svg:height="8.128cm" svg:x="0.58cm" svg:y="0.416cm">
          <text:p text:style-name="P10">1. Creating account on perseus</text:p>
          <text:p text:style-name="P10">2. Fine tuning of ssh</text:p>
          <text:p text:style-name="P10"><text:s text:c="2"/>- ssh-keygen</text:p>
          <text:p text:style-name="P10"><text:s text:c="2"/>- ~/ssh/config on</text:p>
          <text:p text:style-name="P10"><text:s text:c="4"/>- laptop</text:p>
          <text:p text:style-name="P10"><text:s text:c="4"/>- access-ciement</text:p>
          <text:p text:style-name="P10"><text:s text:c="4"/>- luke(s) (and dahu(s)) <text:s/></text:p>
          <text:p text:style-name="P10">3. Fine tuning of ~/.profile</text:p>
          <text:p text:style-name="P10"><text:s text:c="2"/>- set $PATH</text:p>
          <text:p text:style-name="P10"><text:s text:c="2"/>- set $OAR_JOB_KEY_FILE</text:p>
          <text:p text:style-name="P10">4. launch resources</text:p>
          <text:p text:style-name="P10"><text:s text:c="2"/>- interactive mode</text:p>
          <text:p text:style-name="P10"><text:s text:c="2"/>- batch mode</text:p>
          <text:p text:style-name="P10"/>
          <text:p text:style-name="P10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27cm" svg:height="1.016cm" svg:x="3.17cm" svg:y="14.6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27cm" svg:height="1.016cm" svg:x="3.17cm" svg:y="15.8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27cm" svg:height="1.016cm" svg:x="3.17cm" svg:y="17.1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4.318cm" svg:height="1.016cm" svg:x="4.694cm" svg:y="14.616cm">
          <text:p text:style-name="P12">computing el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4.318cm" svg:height="1.016cm" svg:x="4.694cm" svg:y="15.886cm">
          <text:p text:style-name="P12">infrastructure element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4.318cm" svg:height="1.016cm" svg:x="4.694cm" svg:y="17.156cm">
          <text:p text:style-name="P12">storage element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1.43cm" svg:height="8.573cm" svg:x="3.81cm" svg:y="3.174cm" draw:page-number="2" presentation:class="page"/>
          <draw:frame presentation:style-name="pr4" draw:text-style-name="P27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fo:background-color="transparent" style:font-name-asian="PingFang SC" style:font-family-asian="'PingFang SC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898989" fo:font-size="12pt" fo:language="fr" fo:country="FR" style:font-size-asian="12pt" style:language-asian="fr" style:country-asian="FR" style:font-size-complex="12pt" style:language-complex="fr" style:country-complex="FR"/>
    </style:style>
    <style:style style:name="MT3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4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4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2-11-03">11/03/22</text:date></text:span></text:p>
            </text:list-header>
          </text:list>
        </draw:text-box>
      </draw:frame>
      <draw:frame draw:style-name="Mgr3" draw:text-style-name="MP2" draw:layer="backgroundobjects" svg:width="8.255cm" svg:height="1.274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4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text:date style:data-style-name="D3" text:date-value="2022-11-03">03/11/22</text:date></text:span></text:p>
            </text:list-header>
          </text:list>
        </draw:text-box>
      </draw:frame>
      <draw:frame draw:style-name="Mgr5" draw:text-style-name="MP8" draw:layer="backgroundobjects" svg:width="8.044cm" svg:height="1.014cm" svg:x="8.678cm" svg:y="17.657cm" presentation:class="footer">
        <draw:text-box>
          <text:list text:style-name="ML2">
            <text:list-header>
              <text:p text:style-name="MP7"><text:span text:style-name="MT3">Florent Chuffart - Computer Architectures - INSERM</text:span></text:p>
            </text:list-header>
          </text:list>
        </draw:text-box>
      </draw:frame>
      <draw:frame draw:style-name="Mgr6" draw:text-style-name="MP10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4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4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1.43cm" svg:height="8.573cm" svg:x="3.81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draw:style-name="Mgr3" draw:text-style-name="MP2" draw:layer="backgroundobjects" svg:width="8.255cm" svg:height="1.274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4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puter Architectures</dc:title>
    <meta:initial-creator>Microsoft Office User</meta:initial-creator>
    <meta:creation-date>2016-03-31T08:19:01.782000000</meta:creation-date>
    <dc:date>2021-08-24T10:46:55.643594459</dc:date>
    <meta:print-date>2015-12-15T16:56:57.116000000</meta:print-date>
    <meta:editing-cycles>20</meta:editing-cycles>
    <meta:editing-duration>PT3H45M4S</meta:editing-duration>
    <meta:generator>LibreOffice/6.1.5.2$MacOSX_X86_64 LibreOffice_project/90f8dcf33c87b3705e78202e3df5142b201bd805</meta:generator>
    <meta:document-statistic meta:object-count="78"/>
  </office:meta>
</office:document-meta>
</file>